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2ac7" officeooo:paragraph-rsid="00082a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Q8</text:p>
      <text:p text:style-name="Standard"/>
      <text:p text:style-name="Standard">Python 3.7.3 (/usr/bin/python3)</text:p>
      <text:p text:style-name="Standard">&gt;&gt;&gt; %cd /home/pi/Desktop/final</text:p>
      <text:p text:style-name="Standard">&gt;&gt;&gt; %Run 'adc and temp.py'</text:p>
      <text:p text:style-name="Standard">Traceback (most recent call last):</text:p>
      <text:p text:style-name="Standard"><text:s text:c="2"/>File "/home/pi/Desktop/final/adc and temp.py", line 29</text:p>
      <text:p text:style-name="Standard"><text:s text:c="4"/>if mq2.voltage &gt; 0.69 #0.81:</text:p>
      <text:p text:style-name="Standard"><text:s text:c="31"/>^</text:p>
      <text:p text:style-name="Standard">SyntaxError: invalid syntax</text:p>
      <text:p text:style-name="Standard">&gt;&gt;&gt; %Run 'adc and temp.py'</text:p>
      <text:p text:style-name="Standard">Temperature=29.0*C <text:s/>Humidity=31.0% </text:p>
      <text:p text:style-name="Standard"/>
      <text:p text:style-name="Standard">Current Smoke Level is: <text:s/>0.6897710501419111 ppm</text:p>
      <text:p text:style-name="Standard">No Smoke detected </text:p>
      <text:p text:style-name="Standard"/>
      <text:p text:style-name="Standard">Current Hydrogen Level is: <text:s/>0.41651271095919673 ppm</text:p>
      <text:p text:style-name="Standard">No high amount of hydrogen detected </text:p>
      <text:p text:style-name="Standard"/>
      <text:p text:style-name="Standard">Current CO Level is is: <text:s/>0.5963932004760888 ppm</text:p>
      <text:p text:style-name="Standard">No high amount of CO detected </text:p>
      <text:p text:style-name="Standard"/>
      <text:p text:style-name="Standard">&gt;&gt;&gt; %Run 'adc and temp.py'</text:p>
      <text:p text:style-name="Standard">Temperature=29.0*C <text:s/>Humidity=31.0% </text:p>
      <text:p text:style-name="Standard"/>
      <text:p text:style-name="Standard">Current Smoke Level is: <text:s/>0.6891460310678427 ppm</text:p>
      <text:p text:style-name="Standard">No Smoke detected </text:p>
      <text:p text:style-name="Standard"/>
      <text:p text:style-name="Standard">Current Hydrogen Level is: <text:s/>0.4161376995147557 ppm</text:p>
      <text:p text:style-name="Standard">No high amount of hydrogen detected </text:p>
      <text:p text:style-name="Standard"/>
      <text:p text:style-name="Standard">Current CO Level is is: <text:s/>0.596643208105716 ppm</text:p>
      <text:p text:style-name="Standard">No high amount of CO detected </text:p>
      <text:p text:style-name="Standard"/>
      <text:p text:style-name="Standard">&gt;&gt;&gt; %cd /home/pi/Desktop</text:p>
      <text:p text:style-name="Standard">&gt;&gt;&gt; %Run ads.py</text:p>
      <text:p text:style-name="Standard">0.41388763084810937</text:p>
      <text:p text:style-name="Standard">0.4140126346629231</text:p>
      <text:p text:style-name="Standard">0.41388763084810937</text:p>
      <text:p text:style-name="Standard">0.4137626270332957</text:p>
      <text:p text:style-name="Standard">0.4137626270332957</text:p>
      <text:p text:style-name="Standard">0.413637623218482</text:p>
      <text:p text:style-name="Standard">0.4133876155888546</text:p>
      <text:p text:style-name="Standard">0.4133876155888546</text:p>
      <text:p text:style-name="Standard">0.4133876155888546</text:p>
      <text:p text:style-name="Standard">0.41351261940366835</text:p>
      <text:p text:style-name="Standard">0.41351261940366835</text:p>
      <text:p text:style-name="Standard">0.413637623218482</text:p>
      <text:p text:style-name="Standard">0.413637623218482</text:p>
      <text:p text:style-name="Standard">0.4137626270332957</text:p>
      <text:p text:style-name="Standard">0.413637623218482</text:p>
      <text:p text:style-name="Standard">0.413637623218482</text:p>
      <text:p text:style-name="Standard"><text:soft-page-break/>0.413637623218482</text:p>
      <text:p text:style-name="Standard">0.413637623218482</text:p>
      <text:p text:style-name="Standard">0.413637623218482</text:p>
      <text:p text:style-name="Standard">0.4137626270332957</text:p>
      <text:p text:style-name="Standard">0.4137626270332957</text:p>
      <text:p text:style-name="Standard">0.4305131382183294</text:p>
      <text:p text:style-name="Standard">0.5946431470686971</text:p>
      <text:p text:style-name="Standard">0.5977682424390393</text:p>
      <text:p text:style-name="Standard">0.6356443983275857</text:p>
      <text:p text:style-name="Standard">0.5571420026245918</text:p>
      <text:p text:style-name="Standard">0.5905180211798456</text:p>
      <text:p text:style-name="Standard">0.5531418805505539</text:p>
      <text:p text:style-name="Standard">0.4770145573290201</text:p>
      <text:p text:style-name="Standard">0.48576482436597795</text:p>
      <text:p text:style-name="Standard">0.4633891415143285</text:p>
      <text:p text:style-name="Standard">0.47051435895870847</text:p>
      <text:p text:style-name="Standard">0.46976433606982637</text:p>
      <text:p text:style-name="Standard">0.46076406140324105</text:p>
      <text:p text:style-name="Standard">0.45513888973662525</text:p>
      <text:p text:style-name="Standard">0.4503887447737053</text:p>
      <text:p text:style-name="Standard">0.44663863032929474</text:p>
      <text:p text:style-name="Standard">0.444138554033021</text:p>
      <text:p text:style-name="Standard">0.4418884853663747</text:p>
      <text:p text:style-name="Standard">0.4411384624774926</text:p>
      <text:p text:style-name="Standard">0.4426385082552568</text:p>
      <text:p text:style-name="Standard">0.44838868373668633</text:p>
      <text:p text:style-name="Standard">0.4533888363292337</text:p>
      <text:p text:style-name="Standard">0.46576421399578843</text:p>
      <text:p text:style-name="Standard">0.4736394543290506</text:p>
      <text:p text:style-name="Standard">0.48751487777336955</text:p>
      <text:p text:style-name="Standard">0.46413916440321057</text:p>
      <text:p text:style-name="Standard">0.4628891262550737</text:p>
      <text:p text:style-name="Standard">0.4746394848475601</text:p>
      <text:p text:style-name="Standard">0.4931400494399854</text:p>
      <text:p text:style-name="Standard">0.5171407818842129</text:p>
      <text:p text:style-name="Standard">0.547141697439497</text:p>
      <text:p text:style-name="Standard">0.578892666402173</text:p>
      <text:p text:style-name="Standard">0.6083935666982024</text:p>
      <text:p text:style-name="Standard">0.6340193487350078</text:p>
      <text:p text:style-name="Standard">0.6566450392162847</text:p>
      <text:p text:style-name="Standard">0.6810207831049532</text:p>
      <text:p text:style-name="Standard">0.7040214850306711</text:p>
      <text:p text:style-name="Standard">0.7205219885860775</text:p>
      <text:p text:style-name="Standard">0.7338973967711417</text:p>
      <text:p text:style-name="Standard">0.7533979918820765</text:p>
      <text:p text:style-name="Standard">0.7786487624744408</text:p>
      <text:p text:style-name="Standard">0.8051495712149418</text:p>
      <text:p text:style-name="Standard">0.8307753532517472</text:p>
      <text:p text:style-name="Standard">0.8564011352885526</text:p>
      <text:p text:style-name="Standard">0.8855270241401411</text:p>
      <text:p text:style-name="Standard">0.9201530808435315</text:p>
      <text:p text:style-name="Standard">0.9555291604358044</text:p>
      <text:p text:style-name="Standard"><text:soft-page-break/>0.9849050569170202</text:p>
      <text:p text:style-name="Standard">1.0079057588427383</text:p>
      <text:p text:style-name="Standard">1.0312814722128971</text:p>
      <text:p text:style-name="Standard">1.057907284768212</text:p>
      <text:p text:style-name="Standard">1.0827830439161352</text:p>
      <text:p text:style-name="Standard">1.1034086733603932</text:p>
      <text:p text:style-name="Standard">1.1206591998046815</text:p>
      <text:p text:style-name="Standard">1.1361596728415784</text:p>
      <text:p text:style-name="Standard">1.1512851344340342</text:p>
      <text:p text:style-name="Standard">1.1669106112857448</text:p>
      <text:p text:style-name="Standard">1.179911008026368</text:p>
      <text:p text:style-name="Standard">1.1895363017670217</text:p>
      <text:p text:style-name="Standard">1.1982865688039797</text:p>
      <text:p text:style-name="Standard">1.208161870174261</text:p>
      <text:p text:style-name="Standard">1.218412182988983</text:p>
      <text:p text:style-name="Standard">1.2285374919888912</text:p>
      <text:p text:style-name="Standard">1.2382877895443587</text:p>
      <text:p text:style-name="Standard">1.2477880794701988</text:p>
      <text:p text:style-name="Standard">1.2566633503219704</text:p>
      <text:p text:style-name="Standard">1.2642885830256052</text:p>
      <text:p text:style-name="Standard">1.2710387890255441</text:p>
      <text:p text:style-name="Standard">1.2777889950254828</text:p>
      <text:p text:style-name="Standard">1.2837891781365398</text:p>
      <text:p text:style-name="Standard">1.2881643116550188</text:p>
      <text:p text:style-name="Standard">1.2921644337290565</text:p>
      <text:p text:style-name="Standard">1.2959145481734673</text:p>
      <text:p text:style-name="Standard">1.2992896511734366</text:p>
      <text:p text:style-name="Standard">1.3020397350993378</text:p>
      <text:p text:style-name="Standard">1.3036647846919156</text:p>
      <text:p text:style-name="Standard">1.304664815210425</text:p>
      <text:p text:style-name="Standard">1.3052898342844936</text:p>
      <text:p text:style-name="Standard">1.3045398113956115</text:p>
      <text:p text:style-name="Standard"/>
      <text:p text:style-name="Standard"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Standard">Python 3.7.3 (/usr/bin/python3)</text:p>
      <text:p text:style-name="Standard">&gt;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22:10:50.644558219</meta:creation-date>
    <dc:date>2020-10-26T22:11:16.518985949</dc:date>
    <meta:editing-duration>PT30S</meta:editing-duration>
    <meta:editing-cycles>1</meta:editing-cycles>
    <meta:document-statistic meta:table-count="0" meta:image-count="0" meta:object-count="0" meta:page-count="3" meta:paragraph-count="130" meta:word-count="225" meta:character-count="2921" meta:non-whitespace-character-count="2772"/>
    <meta:generator>LibreOffice/6.1.5.2$Linux_ARM_EABI LibreOffice_project/10$Build-2</meta:generator>
  </office:meta>
</office:document-meta>
</file>